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7.1979in" fo:margin-left="0.0583in" table:align="left" style:writing-mode="lr-tb"/>
    </style:style>
    <style:style style:name="Table4.A" style:family="table-column">
      <style:table-column-properties style:column-width="6.5729in"/>
    </style:style>
    <style:style style:name="Table4.B" style:family="table-column">
      <style:table-column-properties style:column-width="0.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7.3125in" fo:margin-left="-0.0486in" table:align="left" style:writing-mode="lr-tb"/>
    </style:style>
    <style:style style:name="Table5.A" style:family="table-column">
      <style:table-column-properties style:column-width="3.4611in"/>
    </style:style>
    <style:style style:name="Table5.B" style:family="table-column">
      <style:table-column-properties style:column-width="3.2264in"/>
    </style:style>
    <style:style style:name="Table5.C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6" style:family="table">
      <style:table-properties style:width="7.2632in" table:align="left" style:writing-mode="lr-tb"/>
    </style:style>
    <style:style style:name="Table6.A" style:family="table-column">
      <style:table-column-properties style:column-width="2.5417in"/>
    </style:style>
    <style:style style:name="Table6.B" style:family="table-column">
      <style:table-column-properties style:column-width="4.7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style:vertical-align="top" fo:padding="0.0382in" fo:border="0.1pt solid #000000" style:writing-mode="lr-tb"/>
    </style:style>
    <style:style style:name="Table7" style:family="table">
      <style:table-properties style:width="7.2632in" table:align="left" style:writing-mode="lr-tb"/>
    </style:style>
    <style:style style:name="Table7.A" style:family="table-column">
      <style:table-column-properties style:column-width="7.2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7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7.2736in" table:align="left" style:writing-mode="lr-tb"/>
    </style:style>
    <style:style style:name="Table8.A" style:family="table-column">
      <style:table-column-properties style:column-width="3.6875in"/>
    </style:style>
    <style:style style:name="Table8.B" style:family="table-column">
      <style:table-column-properties style:column-width="3.586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1pt solid #000000" fo:border-right="none" fo:border-top="0.1pt solid #000000" fo:border-bottom="none" style:writing-mode="lr-tb"/>
    </style:style>
    <style:style style:name="Table8.B1" style:family="table-cell">
      <style:table-cell-properties style:vertical-align="top" fo:padding="0.0382in" fo:border-left="0.1pt solid #000000" fo:border-right="0.1pt solid #000000" fo:border-top="0.1pt solid #000000" fo:border-bottom="none" style:writing-mode="lr-tb"/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7.2632in" table:align="left" style:writing-mode="lr-tb"/>
    </style:style>
    <style:style style:name="Table9.A" style:family="table-column">
      <style:table-column-properties style:column-width="7.263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="0.1pt solid #000000" style:writing-mode="lr-tb"/>
    </style:style>
    <style:style style:name="Table9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7.2424in" table:align="left" style:writing-mode="lr-tb"/>
    </style:style>
    <style:style style:name="Table10.A" style:family="table-column">
      <style:table-column-properties style:column-width="3.4896in"/>
    </style:style>
    <style:style style:name="Table10.B" style:family="table-column">
      <style:table-column-properties style:column-width="3.7528in"/>
    </style:style>
    <style:style style:name="Table10.1" style:family="table-row">
      <style:table-row-properties style:min-row-height="2.45in"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B1" style:family="table-cell">
      <style:table-cell-properties style:vertical-align="top" fo:padding="0.0382in" fo:border="0.1pt solid #000000" style:writing-mode="lr-tb"/>
    </style:style>
    <style:style style:name="Table10.2" style:family="table-row">
      <style:table-row-properties style:min-row-height="2.4535in" fo:keep-together="auto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368in" table:align="left" style:writing-mode="lr-tb"/>
    </style:style>
    <style:style style:name="Table11.A" style:family="table-column">
      <style:table-column-properties style:column-width="1.4167in"/>
    </style:style>
    <style:style style:name="Table11.B" style:family="table-column">
      <style:table-column-properties style:column-width="5.52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382in" fo:border="0.1pt solid #000000" style:writing-mode="lr-tb"/>
    </style:style>
    <style:style style:name="Table12" style:family="table">
      <style:table-properties style:width="7.1736in" table:align="left" style:writing-mode="lr-tb"/>
    </style:style>
    <style:style style:name="Table12.A" style:family="table-column">
      <style:table-column-properties style:column-width="3.5806in"/>
    </style:style>
    <style:style style:name="Table12.B" style:family="table-column">
      <style:table-column-properties style:column-width="3.593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2.B1" style:family="table-cell">
      <style:table-cell-properties style:vertical-align="top" fo:padding="0.0382in" fo:border="0.1pt solid #000000" style:writing-mode="lr-tb"/>
    </style:style>
    <style:style style:name="Table1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3.7403in" style:rel-column-width="32767*"/>
    </style:style>
    <style:style style:name="Table3.B" style:family="table-column">
      <style:table-column-properties style:column-width="3.7403in" style:rel-column-width="3276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403in" style:rel-column-width="32767*"/>
    </style:style>
    <style:style style:name="Table2.B" style:family="table-column">
      <style:table-column-properties style:column-width="3.7403in" style:rel-column-width="32768*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3.7403in" style:rel-column-width="32767*"/>
    </style:style>
    <style:style style:name="Table1.B" style:family="table-column">
      <style:table-column-properties style:column-width="3.7403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Contenido_20_de_20_la_20_tabla">
      <style:paragraph-properties fo:text-align="start" style:justify-single-word="false"/>
    </style:style>
    <style:style style:name="P2" style:family="paragraph" style:parent-style-name="Contenido_20_de_20_la_20_tabla">
      <style:paragraph-properties fo:text-align="start" style:justify-single-word="false" style:snap-to-layout-grid="false"/>
    </style:style>
    <style:style style:name="P3" style:family="paragraph" style:parent-style-name="Contenido_20_de_20_la_20_tabla">
      <style:text-properties fo:font-size="14pt" style:font-size-asian="14pt" style:font-size-complex="14pt"/>
    </style:style>
    <style:style style:name="P4" style:family="paragraph" style:parent-style-name="Contenido_20_de_20_la_20_tabla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Contenido_20_de_20_la_20_tabla">
      <style:paragraph-properties fo:text-align="start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Contenido_20_de_20_la_20_tabla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Contenido_20_de_20_la_20_tabla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8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32pt" fo:font-weight="bold" officeooo:paragraph-rsid="0024f712" style:font-size-asian="32pt" style:font-weight-asian="bold" style:font-size-complex="32pt" style:font-weight-complex="bold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style:font-name="Tahoma" fo:font-size="11pt" fo:language="es" fo:country="ES" fo:font-weight="normal" style:font-size-asian="11pt" style:font-weight-asian="normal" style:font-name-complex="Tahoma" style:font-size-complex="11pt" style:font-weight-complex="normal"/>
    </style:style>
    <style:style style:name="P13" style:family="paragraph" style:parent-style-name="Standard"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loext:graphic-properties draw:fill="none" draw:fill-color="#ffffff"/>
      <style:paragraph-properties fo:text-align="start" style:justify-single-word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paragraph-rsid="0029dda3"/>
    </style:style>
    <style:style style:name="P17" style:family="paragraph" style:parent-style-name="Standard">
      <style:paragraph-properties style:snap-to-layout-grid="false"/>
      <style:text-properties style:font-name="Tahoma1" fo:font-size="12pt" style:rfc-language-tag="es-ES-u-co-trad" fo:language="es" fo:country="ES" style:font-size-asian="12pt" style:font-name-complex="Tahoma1" style:font-size-complex="12pt"/>
    </style:style>
    <style:style style:name="P18" style:family="paragraph" style:parent-style-name="Standard">
      <style:paragraph-properties style:snap-to-layout-grid="false"/>
      <style:text-properties style:font-name="Tahoma1" fo:font-size="14pt" style:rfc-language-tag="es-ES-u-co-trad" fo:language="es" fo:country="ES" style:font-size-asian="14pt" style:font-name-complex="Tahoma1" style:font-size-complex="14pt"/>
    </style:style>
    <style:style style:name="P19" style:family="paragraph" style:parent-style-name="Standard">
      <style:text-properties style:font-name="Tahoma1" fo:font-size="11pt" fo:language="en" fo:country="US" style:font-size-asian="11pt" style:font-name-complex="Tahoma1" style:font-size-complex="11pt"/>
    </style:style>
    <style:style style:name="P20" style:family="paragraph" style:parent-style-name="Standard">
      <loext:graphic-properties draw:fill="none" draw:fill-color="#ffffff"/>
      <style:paragraph-properties fo:background-color="transparent"/>
    </style:style>
    <style:style style:name="P21" style:family="paragraph" style:parent-style-name="Standard">
      <loext:graphic-properties draw:fill="none" draw:fill-color="#ffffff"/>
      <style:paragraph-properties fo:background-color="transparent" style:snap-to-layout-grid="false"/>
      <style:text-properties fo:color="#000000" loext:opacity="100%" fo:font-size="14pt" style:font-size-asian="14pt" style:font-size-complex="14pt"/>
    </style:style>
    <style:style style:name="P22" style:family="paragraph" style:parent-style-name="Standard">
      <loext:graphic-properties draw:fill="none" draw:fill-color="#ffffff"/>
      <style:paragraph-properties fo:background-color="transparent"/>
      <style:text-properties fo:color="#000000" loext:opacity="100%" fo:font-size="14pt" style:font-size-asian="14pt" style:font-size-complex="14pt"/>
    </style:style>
    <style:style style:name="P23" style:family="paragraph" style:parent-style-name="Standard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officeooo:paragraph-rsid="002839c5"/>
    </style:style>
    <style:style style:name="P26" style:family="paragraph" style:parent-style-name="Table_20_Contents">
      <style:text-properties officeooo:paragraph-rsid="0016ea6c"/>
    </style:style>
    <style:style style:name="P27" style:family="paragraph" style:parent-style-name="Table_20_Contents">
      <style:text-properties officeooo:paragraph-rsid="0025d065"/>
    </style:style>
    <style:style style:name="P28" style:family="paragraph" style:parent-style-name="Table_20_Contents">
      <style:paragraph-properties fo:text-align="start" style:justify-single-word="false"/>
      <style:text-properties fo:font-size="14pt" officeooo:paragraph-rsid="002606a3" style:font-size-asian="14pt" style:font-size-complex="14pt"/>
    </style:style>
    <style:style style:name="P29" style:family="paragraph" style:parent-style-name="Table_20_Contents">
      <style:text-properties officeooo:paragraph-rsid="002606a3"/>
    </style:style>
    <style:style style:name="P30" style:family="paragraph" style:parent-style-name="Table_20_Contents">
      <style:text-properties officeooo:paragraph-rsid="002839c5"/>
    </style:style>
    <style:style style:name="P31" style:family="paragraph" style:parent-style-name="Table_20_Contents">
      <style:text-properties officeooo:paragraph-rsid="0029dda3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25d065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paragraph-rsid="002839c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paragraph-rsid="0029dda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paragraph-rsid="002b381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paragraph-rsid="002c097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paragraph-rsid="002daa8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2d7cb4"/>
    </style:style>
    <style:style style:name="P39" style:family="paragraph" style:parent-style-name="Standard">
      <style:paragraph-properties fo:text-align="start" style:justify-single-word="false"/>
      <style:text-properties officeooo:paragraph-rsid="003388f0"/>
    </style:style>
    <style:style style:name="T1" style:family="text">
      <style:text-properties style:font-name="Tahoma" fo:font-size="11pt" style:font-size-asian="11pt" style:font-name-complex="Tahoma" style:font-size-complex="11pt"/>
    </style:style>
    <style:style style:name="T2" style:family="text">
      <style:text-properties style:font-name="Tahoma" fo:font-size="11pt" style:font-name-asian="Tahoma" style:font-size-asian="11pt" style:font-name-complex="Tahoma" style:font-size-complex="11pt"/>
    </style:style>
    <style:style style:name="T3" style:family="text">
      <style:text-properties style:font-name="Tahoma" fo:font-size="11pt" fo:language="es" fo:country="ES" fo:font-weight="normal" style:font-size-asian="11pt" style:font-weight-asian="normal" style:font-name-complex="Tahoma" style:font-size-complex="11pt" style:font-weight-complex="normal"/>
    </style:style>
    <style:style style:name="T4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5" style:family="text">
      <style:text-properties style:font-name="Tahoma" fo:font-size="11pt" fo:language="es" fo:country="MX" style:font-size-asian="11pt" style:language-asian="zh" style:country-asian="CN" style:font-name-complex="Tahoma" style:font-size-complex="11pt" style:language-complex="hi" style:country-complex="IN"/>
    </style:style>
    <style:style style:name="T6" style:family="text">
      <style:text-properties style:font-name="Tahoma1" fo:font-size="11pt" fo:language="en" fo:country="US" fo:font-weight="normal" style:font-size-asian="11pt" style:font-weight-asian="normal" style:font-name-complex="Tahoma1" style:font-size-complex="11pt" style:font-weight-complex="normal"/>
    </style:style>
    <style:style style:name="T7" style:family="text">
      <style:text-properties style:font-name="Tahoma1" fo:font-size="11pt" fo:language="es" fo:country="MX" fo:font-weight="normal" style:font-size-asian="11pt" style:language-asian="zh" style:country-asian="CN" style:font-weight-asian="normal" style:font-name-complex="Tahoma1" style:font-size-complex="11pt" style:language-complex="hi" style:country-complex="IN" style:font-weight-complex="normal"/>
    </style:style>
    <style:style style:name="T8" style:family="text">
      <style:text-properties style:font-name="Tahoma1" fo:font-size="14pt" fo:font-weight="normal" style:font-size-asian="14pt" style:font-weight-asian="normal" style:font-name-complex="Tahoma1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name-asian="Times New Roman" style:font-size-asian="14pt" style:font-name-complex="Times New Roman" style:font-size-complex="14pt"/>
    </style:style>
    <style:style style:name="T15" style:family="text">
      <style:text-properties fo:color="#000000" loext:opacity="100%" fo:font-size="14pt" style:font-size-asian="14pt" style:font-size-complex="14pt"/>
    </style:style>
    <style:style style:name="T1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loext:opacity="100%" style:font-name="Tahoma" fo:font-size="14pt" style:font-size-asian="14pt" style:font-name-complex="Tahoma" style:font-size-complex="14pt"/>
    </style:style>
    <style:style style:name="T21" style:family="text">
      <style:text-properties fo:color="#000000" loext:opacity="100%" style:font-name="Tahoma" fo:font-size="14pt" fo:font-weight="bold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ahoma" fo:font-size="13pt" style:font-size-asian="13pt" style:font-name-complex="Tahoma" style:font-size-complex="13pt"/>
    </style:style>
    <style:style style:name="T23" style:family="text">
      <style:text-properties fo:font-variant="normal" fo:text-transform="none" fo:color="#000000" loext:opacity="100%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/>
    </style:style>
    <style:style style:name="T24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T25" style:family="text">
      <style:text-properties fo:font-variant="normal" fo:text-transform="none" fo:color="#000000" loext:opacity="100%" fo:font-size="14pt" fo:letter-spacing="normal" style:font-name-asian="Times New Roman" style:font-size-asian="14pt" style:font-name-complex="Times New Roman" style:font-size-complex="14pt"/>
    </style:style>
    <style:style style:name="T26" style:family="text">
      <style:text-properties fo:font-variant="normal" fo:text-transform="none" fo:color="#000000" loext:opacity="100%" fo:font-size="14pt" fo:letter-spacing="normal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a GUIA ESTRUCTURA DE DATOS</text:p>
      <text:p text:style-name="P8"/>
      <text:p text:style-name="Standard"/>
      <text:p text:style-name="P10">Nombre: <text:s text:c="77"/>Grupo:</text:p>
      <text:p text:style-name="P10"/>
      <text:p text:style-name="Standard"/>
      <text:p text:style-name="Standard">1.-En un(a) ___________________________el 1er elemento en entrar es el primero en salir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3">a) <text:s/></text:span><text:span text:style-name="T6">cola</text:span><text:span text:style-name="T3"> <text:s text:c="15"/>b) <text:s/></text:span><text:span text:style-name="T6">arbol</text:span><text:span text:style-name="T3"> <text:s text:c="16"/>c) <text:s text:c="2"/></text:span><text:span text:style-name="T6">cola </text:span><text:span text:style-name="T7">de</text:span><text:span text:style-name="T6"> </text:span><text:span text:style-name="T7">prioridad</text:span><text:span text:style-name="T3"> <text:s text:c="11"/>d) <text:s/></text:span><text:span text:style-name="T6">tabla hash</text:span></text:p>
          </table:table-cell>
          <table:table-cell table:style-name="Table4.A1" office:value-type="string">
            <text:p text:style-name="P12">( <text:s text:c="7"/>)</text:p>
          </table:table-cell>
        </table:table-row>
      </table:table>
      <text:p text:style-name="Standard"/>
      <text:p text:style-name="P14"><text:span text:style-name="T9">2.-En una </text:span><text:span text:style-name="T10">c</text:span><text:span text:style-name="Emphasis"><text:span text:style-name="T11">ola de prioridad</text:span></text:span> siempre se elimina el elemento de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a) el principio</text:p>
          </table:table-cell>
          <table:table-cell table:style-name="Table5.A1" office:value-type="string">
            <text:p text:style-name="P17">b) el final</text:p>
          </table:table-cell>
          <table:table-cell table:style-name="Table5.A1" office:value-type="string">
            <text:p text:style-name="P18">( <text:s text:c="4"/>)</text:p>
          </table:table-cell>
        </table:table-row>
        <table:table-row table:style-name="Table5.1">
          <table:table-cell table:style-name="Table5.A1" office:value-type="string">
            <text:p text:style-name="P17">c) el de mayor (menor) prioridad</text:p>
          </table:table-cell>
          <table:table-cell table:style-name="Table5.A1" office:value-type="string">
            <text:p text:style-name="P17">d) ninguna de las anteriores</text:p>
          </table:table-cell>
          <table:table-cell table:style-name="Table5.A1" office:value-type="string">
            <text:p text:style-name="P18"/>
          </table:table-cell>
        </table:table-row>
      </table:table>
      <text:p text:style-name="P14"/>
      <text:p text:style-name="P20"><text:span text:style-name="T15">Suponga que los nodos de una lista </text:span><text:span text:style-name="T20"><text:s/></text:span><text:span text:style-name="T21">doblemente ligada</text:span><text:span text:style-name="T20"> </text:span>de enteros se definen en lenguaje C del siguiente modo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/>
          </table:table-cell>
          <table:table-cell table:style-name="Table6.B1" office:value-type="string">
            <text:p text:style-name="P21">struct nodoLD { int info; <text:s/>struct nodoL *prev, *sig; };</text:p>
            <text:p text:style-name="P22">typedef struct nodoLD NodoLD;</text:p>
          </table:table-cell>
        </table:table-row>
      </table:table>
      <text:p text:style-name="P15"/>
      <text:p text:style-name="P15">3.-En los dos códigos de abajo diga a que inciso corresponden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12">a) Código <text:s/>para <text:s/></text:span><text:span text:style-name="T13">insertar </text:span><text:span text:style-name="T9">un</text:span><text:span text:style-name="T13"> </text:span><text:span text:style-name="T9">nodo</text:span><text:span text:style-name="T13"> al inicio </text:span><text:span text:style-name="T9">de la <text:s/>lista doblemente ligada</text:span></text:p>
          </table:table-cell>
        </table:table-row>
        <table:table-row table:style-name="Table7.1">
          <table:table-cell table:style-name="Table7.A2" office:value-type="string">
            <text:p text:style-name="P2"><text:span text:style-name="T12">b) Código <text:s/>para <text:s/></text:span><text:span text:style-name="T13">insertar el primer </text:span><text:span text:style-name="T9">nodo</text:span><text:span text:style-name="T13"> </text:span><text:span text:style-name="T9">de la <text:s/>lista doblemente ligada</text:span></text:p>
          </table:table-cell>
        </table:table-row>
        <table:table-row table:style-name="Table7.1">
          <table:table-cell table:style-name="Table7.A2" office:value-type="string">
            <text:p text:style-name="P2"><text:span text:style-name="T12">c) Código <text:s/>para </text:span><text:span text:style-name="T13">insertar después</text:span><text:span text:style-name="T12"> de un nodo de referencia </text:span><text:span text:style-name="T9">doblemente ligada</text:span></text:p>
          </table:table-cell>
        </table:table-row>
        <table:table-row table:style-name="Table7.1">
          <table:table-cell table:style-name="Table7.A2" office:value-type="string">
            <text:p text:style-name="P2"><text:span text:style-name="T12">d) Código para </text:span><text:span text:style-name="T13">insertar antes</text:span><text:span text:style-name="T12"> de un nodo de referencia </text:span><text:span text:style-name="T9">doblemente ligada</text:span>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=(NodoLD*) malloc(sizeof(NodoLD) );</text:p>
            <text:p text:style-name="P4">p-&gt;info=INFO;</text:p>
            <text:p text:style-name="P4">p-&gt;sig=NULL;</text:p>
            <text:p text:style-name="P4">p-&gt;prev=NULL;</text:p>
            <text:p text:style-name="P4">head = p;</text:p>
            <text:p text:style-name="P5">tail = p;</text:p>
          </table:table-cell>
          <table:table-cell table:style-name="Table8.B1" office:value-type="string">
            <text:p text:style-name="P5">p=(NodoLD*) malloc(sizeof(NodoLD) );</text:p>
            <text:p text:style-name="P4">p-&gt;info=INFO;</text:p>
            <text:p text:style-name="P4">p-&gt;sig= head;</text:p>
            <text:p text:style-name="P4">p-&gt;prev=NULL;</text:p>
            <text:p text:style-name="P4">head-&gt;prev = <text:s/>p;</text:p>
            <text:p text:style-name="P5">head = <text:s/>p;</text:p>
          </table:table-cell>
        </table:table-row>
        <table:table-row table:style-name="Table8.1">
          <table:table-cell table:style-name="Table8.A2" office:value-type="string">
            <text:p text:style-name="P5">Se recorre la lista hasta encontrar el nodo de referencia, que queda apuntado por q y p apunta al nuevo nodo,</text:p>
            <text:p text:style-name="P4"/>
            <text:p text:style-name="P4">p=(NodoLD*) malloc(sizeof(NodoLD) );</text:p>
            <text:p text:style-name="P4">p-&gt;info=INFO;</text:p>
            <text:p text:style-name="P4">p-&gt;sig = q-&gt;sig;</text:p>
            <text:p text:style-name="P4">p-&gt;prev = q;</text:p>
            <text:p text:style-name="P4">q-&gt;sig-&gt;prev = p;</text:p>
            <text:p text:style-name="P1"><text:span text:style-name="T12">q-&gt;sig = p; <text:s text:c="20"/></text:span><text:span text:style-name="T13">Respuesta </text:span><text:span text:style-name="T12"><text:s text:c="2"/>( <text:s text:c="5"/>)</text:span></text:p>
          </table:table-cell>
          <table:table-cell table:style-name="Table8.B2" office:value-type="string">
            <text:p text:style-name="P5">Se recorre la lista hasta encontrar el nodo de referencia, que queda apuntado por q p apunta al nuevo nodo.</text:p>
            <text:p text:style-name="P4"/>
            <text:p text:style-name="P4">p=(NodoLD*) malloc(sizeof(NodoLD) );</text:p>
            <text:p text:style-name="P4">p-&gt;info=INFO;</text:p>
            <text:p text:style-name="P4">p-&gt;sig = q;</text:p>
            <text:p text:style-name="P4">p-&gt;prev = q-&gt;prev;</text:p>
            <text:p text:style-name="P4">q-&gt;prev-&gt;sig = p;</text:p>
            <text:p text:style-name="P1"><text:span text:style-name="T12">q-&gt;prev = p; <text:s text:c="18"/></text:span><text:span text:style-name="T13">Respuesta</text:span><text:span text:style-name="T12"> <text:s text:c="2"/>( <text:s text:c="4"/>)</text:span></text:p>
          </table:table-cell>
        </table:table-row>
      </table:table>
      <text:p text:style-name="Standard"><text:soft-page-break/></text:p>
      <text:p text:style-name="P20"><text:span text:style-name="T15">Suponga que los nodos de una lista </text:span><text:span text:style-name="T20"><text:s/></text:span><text:span text:style-name="T21">simplemente ligada</text:span><text:span text:style-name="T20"> </text:span><text:span text:style-name="T15">de enteros se definen en lenguaje C del siguiente modo:</text:span></text:p>
      <text:p text:style-name="P22"/>
      <text:p text:style-name="P19">struct nodoL { void *info; struct nodoL *sig; }</text:p>
      <text:p text:style-name="P19">typedef struct nodoL NodoL;</text:p>
      <text:p text:style-name="P19"/>
      <text:p text:style-name="P15">4.-En los dos códigos de abajo diga a que inciso corresponden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><text:span text:style-name="T12">a) Código <text:s/>para <text:s/></text:span><text:span text:style-name="T13">insertar </text:span><text:span text:style-name="T9">en una una cola circular </text:span></text:p>
          </table:table-cell>
        </table:table-row>
        <table:table-row table:style-name="Table9.1">
          <table:table-cell table:style-name="Table9.A2" office:value-type="string">
            <text:p text:style-name="P2"><text:span text:style-name="T12">b) Código <text:s/>para <text:s/></text:span><text:span text:style-name="T13">eliminar </text:span><text:span text:style-name="T9">de una cola circular </text:span></text:p>
          </table:table-cell>
        </table:table-row>
        <table:table-row table:style-name="Table9.1">
          <table:table-cell table:style-name="Table9.A2" office:value-type="string">
            <text:p text:style-name="P2"><text:span text:style-name="T12">c) Código <text:s/>para </text:span><text:span text:style-name="T13">crear</text:span><text:span text:style-name="T12"> un nodo de una lista</text:span></text:p>
          </table:table-cell>
        </table:table-row>
        <table:table-row table:style-name="Table9.1">
          <table:table-cell table:style-name="Table9.A2" office:value-type="string">
            <text:p text:style-name="P2"><text:span text:style-name="T12">d) Código <text:s/>para <text:s/></text:span><text:span text:style-name="T13">eliminar </text:span><text:span text:style-name="T9">un</text:span><text:span text:style-name="T13"> </text:span><text:span text:style-name="T9">nodo</text:span><text:span text:style-name="T13"> al inicio </text:span><text:span text:style-name="T9">de la <text:s/>lista</text:span>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void func1(NodoL **cola, void *elem){</text:p>
            <text:p text:style-name="Contenido_20_de_20_la_20_tabla"><text:span text:style-name="T23"><text:s text:c="2"/></text:span><text:span text:style-name="T24">NodoL *p;</text:span></text:p>
            <text:p text:style-name="Contenido_20_de_20_la_20_tabla"><text:span text:style-name="T23"><text:s text:c="2"/></text:span><text:span text:style-name="T24">p = (NodoL *)malloc(sizeof(NodoL));</text:span></text:p>
            <text:p text:style-name="Contenido_20_de_20_la_20_tabla"><text:span text:style-name="T23"><text:s text:c="2"/></text:span><text:span text:style-name="T12">p-&gt;info = elem;</text:span></text:p>
            <text:p text:style-name="Contenido_20_de_20_la_20_tabla"><text:span text:style-name="T23"><text:s text:c="2"/></text:span><text:span text:style-name="T24">if (*cola == (NodoL *)NULL)</text:span></text:p>
            <text:p text:style-name="Contenido_20_de_20_la_20_tabla"><text:span text:style-name="T25"><text:s text:c="4"/></text:span><text:span text:style-name="T26">p</text:span><text:span text:style-name="T24">-&gt;sig = p;</text:span></text:p>
            <text:p text:style-name="Contenido_20_de_20_la_20_tabla"><text:span text:style-name="T25"><text:s text:c="2"/></text:span><text:span text:style-name="T24">else {</text:span></text:p>
            <text:p text:style-name="Contenido_20_de_20_la_20_tabla"><text:span text:style-name="T25"><text:s text:c="4"/></text:span><text:span text:style-name="T26">p</text:span><text:span text:style-name="T24">-&gt;sig = (*cola)-&gt;sig;</text:span></text:p>
            <text:p text:style-name="Contenido_20_de_20_la_20_tabla"><text:span text:style-name="T25"><text:s text:c="4"/></text:span><text:span text:style-name="T24">(*cola)-&gt;sig = p;</text:span></text:p>
            <text:p text:style-name="Contenido_20_de_20_la_20_tabla"><text:span text:style-name="T23"><text:s text:c="2"/></text:span><text:span text:style-name="T24">}</text:span></text:p>
            <text:p text:style-name="Contenido_20_de_20_la_20_tabla"><text:span text:style-name="T23"><text:s text:c="3"/></text:span><text:span text:style-name="T24">(*cola) = p;</text:span></text:p>
            <text:p text:style-name="P3">}</text:p>
          </table:table-cell>
          <table:table-cell table:style-name="Table10.B1" office:value-type="string">
            <text:p text:style-name="P6">void func2(NodoL **cola, void **elem){</text:p>
            <text:p text:style-name="Contenido_20_de_20_la_20_tabla"><text:span text:style-name="T23"><text:s text:c="2"/></text:span><text:span text:style-name="T24">NodoL *aux;</text:span></text:p>
            <text:p text:style-name="P7"/>
            <text:p text:style-name="Contenido_20_de_20_la_20_tabla"><text:span text:style-name="T23"><text:s text:c="2"/></text:span><text:span text:style-name="T24">*elem = (*cola)-&gt;sig-&gt;info;</text:span></text:p>
            <text:p text:style-name="Contenido_20_de_20_la_20_tabla"><text:span text:style-name="T23"><text:s text:c="2"/></text:span><text:span text:style-name="T24">if ((*cola) == (*cola)-&gt;sig) {</text:span></text:p>
            <text:p text:style-name="Contenido_20_de_20_la_20_tabla"><text:span text:style-name="T23"><text:s text:c="4"/></text:span><text:span text:style-name="T24">*cola = (NodoL *)NULL;</text:span></text:p>
            <text:p text:style-name="Contenido_20_de_20_la_20_tabla"><text:span text:style-name="T23"><text:s text:c="2"/></text:span><text:span text:style-name="T24">}</text:span></text:p>
            <text:p text:style-name="Contenido_20_de_20_la_20_tabla"><text:span text:style-name="T25"><text:s text:c="2"/></text:span><text:span text:style-name="T24">else {</text:span></text:p>
            <text:p text:style-name="Contenido_20_de_20_la_20_tabla"><text:span text:style-name="T25"><text:s text:c="4"/></text:span><text:span text:style-name="T24">aux = (*cola)-&gt;sig;</text:span></text:p>
            <text:p text:style-name="Contenido_20_de_20_la_20_tabla"><text:span text:style-name="T25"><text:s text:c="4"/></text:span><text:span text:style-name="T24">(*cola)-&gt;sig = aux-&gt;sig;</text:span></text:p>
            <text:p text:style-name="Contenido_20_de_20_la_20_tabla"><text:span text:style-name="T25"><text:s text:c="2"/></text:span><text:span text:style-name="T24">}</text:span></text:p>
            <text:p text:style-name="P3">}</text:p>
          </table:table-cell>
        </table:table-row>
        <table:table-row table:style-name="Table10.2">
          <table:table-cell table:style-name="Table10.A2" office:value-type="string">
            <text:p text:style-name="P6">NodoL *func3(NodoL **cab){</text:p>
            <text:p text:style-name="Contenido_20_de_20_la_20_tabla"><text:span text:style-name="T14"><text:s text:c="3"/></text:span><text:span text:style-name="T12">NodoL *p;</text:span></text:p>
            <text:p text:style-name="Contenido_20_de_20_la_20_tabla"><text:span text:style-name="T14"><text:s text:c="3"/></text:span><text:span text:style-name="T12">if(!*cab){</text:span></text:p>
            <text:p text:style-name="Contenido_20_de_20_la_20_tabla"><text:span text:style-name="T14"><text:s text:c="6"/></text:span><text:span text:style-name="T12">return (NodoL *)NULL;</text:span></text:p>
            <text:p text:style-name="Contenido_20_de_20_la_20_tabla"><text:span text:style-name="T14"><text:s text:c="3"/></text:span><text:span text:style-name="T12">}</text:span></text:p>
            <text:p text:style-name="Contenido_20_de_20_la_20_tabla"><text:span text:style-name="T14"><text:s text:c="3"/></text:span><text:span text:style-name="T12">p=*cab;</text:span></text:p>
            <text:p text:style-name="Contenido_20_de_20_la_20_tabla"><text:span text:style-name="T14"><text:s text:c="3"/></text:span><text:span text:style-name="T12">*cab=p-&gt;sig;</text:span></text:p>
            <text:p text:style-name="Contenido_20_de_20_la_20_tabla"><text:span text:style-name="T14"><text:s text:c="3"/></text:span><text:span text:style-name="T12">p-&gt;sig=(NodoL *)NULL;</text:span></text:p>
            <text:p text:style-name="Contenido_20_de_20_la_20_tabla"><text:span text:style-name="T14"><text:s text:c="3"/></text:span><text:span text:style-name="T12">return p;</text:span></text:p>
            <text:p text:style-name="P3">}</text:p>
          </table:table-cell>
          <table:table-cell table:style-name="Table10.B2" office:value-type="string">
            <text:p text:style-name="P6">NodoL *func4(void *elem, NodoL *sig ){</text:p>
            <text:p text:style-name="Contenido_20_de_20_la_20_tabla"><text:span text:style-name="T14"><text:s text:c="3"/></text:span><text:span text:style-name="T12">NodoL *p;</text:span></text:p>
            <text:p text:style-name="Contenido_20_de_20_la_20_tabla"><text:span text:style-name="T14"><text:s text:c="3"/></text:span><text:span text:style-name="T12">p = (NodoL *)malloc(sizeof(NodoL));</text:span></text:p>
            <text:p text:style-name="Contenido_20_de_20_la_20_tabla"><text:span text:style-name="T14"><text:s text:c="3"/></text:span><text:span text:style-name="T12">if(!p){</text:span></text:p>
            <text:p text:style-name="Contenido_20_de_20_la_20_tabla"><text:span text:style-name="T14"><text:s text:c="8"/></text:span><text:span text:style-name="T12">return (NodoL *)NULL;</text:span></text:p>
            <text:p text:style-name="Contenido_20_de_20_la_20_tabla"><text:span text:style-name="T14"><text:s text:c="3"/></text:span><text:span text:style-name="T12">}</text:span></text:p>
            <text:p text:style-name="Contenido_20_de_20_la_20_tabla"><text:span text:style-name="T14"><text:s text:c="3"/></text:span><text:span text:style-name="T12">p-&gt;info = elem;</text:span></text:p>
            <text:p text:style-name="Contenido_20_de_20_la_20_tabla"><text:span text:style-name="T14"><text:s text:c="3"/></text:span><text:span text:style-name="T12">p-&gt;sig =s ig;</text:span></text:p>
            <text:p text:style-name="Contenido_20_de_20_la_20_tabla"><text:span text:style-name="T14"><text:s text:c="3"/></text:span><text:span text:style-name="T12">return p;</text:span></text:p>
            <text:p text:style-name="P3">}</text:p>
          </table:table-cell>
        </table:table-row>
      </table:table>
      <text:p text:style-name="Standard"/>
      <text:p text:style-name="P15"><text:span text:style-name="T15">Suponga que los nodos de un </text:span><text:span text:style-name="T21">arbol binario</text:span><text:span text:style-name="T20"> </text:span><text:span text:style-name="T15">de enteros se definen en </text:span><text:span text:style-name="T17">lenguaje C</text:span> del siguiente modo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"/>
          </table:table-cell>
          <table:table-cell table:style-name="Table11.B1" office:value-type="string">
            <text:p text:style-name="P21">struct nodoArb { int info; <text:s/>struct nodoArb * izq, *der; };</text:p>
            <text:p text:style-name="P21">typedef struct nodoArb <text:s/>NodoArb;</text:p>
          </table:table-cell>
        </table:table-row>
      </table:table>
      <text:p text:style-name="P14"/>
      <text:p text:style-name="P14"/>
      <text:p text:style-name="P14"/>
      <text:p text:style-name="P14"><text:soft-page-break/><text:span text:style-name="T8">Lea el código de las funciones de abajo y luego responda las preguntas (sugerencia haga una prueba de escritorio o un árbol de llamadas en el caso de funciones recursivas). </text:span><text:span text:style-name="T9">Suponga que los nodos del árbol binario</text:span> <text:s text:c="2"/>almacenan enteros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NodoArb *func1(NodoArb *r, <text:s/>int dato){</text:p>
            <text:p text:style-name="P4"><text:tab/>while(r &amp;&amp; dato != <text:s/>r-&gt;info){</text:p>
            <text:p text:style-name="P1"><text:span text:style-name="T14"><text:s text:c="2"/></text:span><text:span text:style-name="T12"><text:tab/><text:tab/>if( dato <text:s/>&lt; <text:s/>r-&gt;info ) r=r-&gt;izq;</text:span></text:p>
            <text:p text:style-name="P4"><text:tab/><text:tab/>else <text:s/>r=r-&gt;der;</text:p>
            <text:p text:style-name="P4"><text:tab/>}</text:p>
            <text:p text:style-name="P4"><text:tab/>return r; }</text:p>
          </table:table-cell>
          <table:table-cell table:style-name="Table12.B1" office:value-type="string">
            <text:p text:style-name="P5">void func2(NodoArb *r){</text:p>
            <text:p text:style-name="P4"><text:tab/>if( !r ) <text:s/>return;</text:p>
            <text:p text:style-name="P4"><text:tab/>func2(r-&gt;izq);</text:p>
            <text:p text:style-name="P1"><text:span text:style-name="T12"><text:tab/>printf</text:span><text:span text:style-name="T15">(“%d ”, <text:s/>r-&gt;info);</text:span><text:span text:style-name="T22"> <text:s text:c="2"/></text:span></text:p>
            <text:p text:style-name="P4"><text:tab/>func2(r-&gt;der); <text:s text:c="6"/></text:p>
            <text:p text:style-name="P4">}</text:p>
          </table:table-cell>
        </table:table-row>
        <table:table-row table:style-name="Table12.1">
          <table:table-cell table:style-name="Table12.A2" office:value-type="string">
            <text:p text:style-name="P27">int f3(NodoArb *r){</text:p>
            <text:p text:style-name="P27"><text:s text:c="2"/>if (r == NULL) return 0;</text:p>
            <text:p text:style-name="P27"><text:s text:c="2"/>return 1+f3(r-&gt;izq)+f3(r-&gt;der);</text:p>
            <text:p text:style-name="P32">}</text:p>
          </table:table-cell>
          <table:table-cell table:style-name="Table12.B2" office:value-type="string">
            <text:p text:style-name="P29">int f4(NodoArb *r){</text:p>
            <text:p text:style-name="P29"><text:s text:c="3"/>int a1, a2;</text:p>
            <text:p text:style-name="P29"><text:s text:c="3"/>if(r == NULL) return 0;</text:p>
            <text:p text:style-name="P29"><text:s text:c="3"/>a1=f4(r-&gt;izq); a2=f4(r-&gt;der);</text:p>
            <text:p text:style-name="P29"><text:s text:c="3"/>if( a1 &gt; a2) return a1+1;</text:p>
            <text:p text:style-name="P29"><text:s text:c="3"/>return a2+1;</text:p>
            <text:p text:style-name="P28">}</text:p>
          </table:table-cell>
        </table:table-row>
      </table:table>
      <text:p text:style-name="P15"><text:span text:style-name="T17">Nota:</text:span><text:span text:style-name="T16"> se puede poner ninguna como respuesta en algunos casos</text:span></text:p>
      <text:p text:style-name="P24"/>
      <text:p text:style-name="P14"><text:span text:style-name="T9">5.-Cual función devuelve la </text:span><text:span text:style-name="T13">cuenta el numero de nodos del árbol </text:span><text:span text:style-name="T9">binario?___________</text:span></text:p>
      <text:p text:style-name="P14"><text:span text:style-name="T9">6.-Cual función devuelve <text:s/>la </text:span><text:span text:style-name="T13">altura del árbol </text:span><text:span text:style-name="T9">binario?____________________________</text:span></text:p>
      <text:p text:style-name="P14"><text:span text:style-name="T9">7.-Cual función </text:span><text:span text:style-name="T13">busca un nodo</text:span><text:span text:style-name="T9"> en un árbol de búsqueda?_________________________</text:span></text:p>
      <text:p text:style-name="P15"><text:span text:style-name="T16">8a..-Cual función se puede usar para </text:span><text:span text:style-name="T18">imprimir inorden </text:span><text:span text:style-name="T19">un <text:s/>árbol binario</text:span><text:span text:style-name="T16">?_____________</text:span></text:p>
      <text:p text:style-name="P15"><text:span text:style-name="T16">8b.-Cual función se puede usar para </text:span><text:span text:style-name="T18">imprimir preorden </text:span><text:span text:style-name="T19">un <text:s/>árbol binario</text:span><text:span text:style-name="T16">?____________</text:span></text:p>
      <text:p text:style-name="P15"><text:span text:style-name="T16">8c.-Cual función se puede usar para </text:span><text:span text:style-name="T18">imprimir postorden </text:span><text:span text:style-name="T19">un <text:s/>árbol binario</text:span><text:span text:style-name="T16">?___________</text:span></text:p>
      <text:p text:style-name="P23"/>
      <text:p text:style-name="Standard"><text:span text:style-name="T4">prob 1</text:span><text:span text:style-name="T1">-Una cola doble o deque (double-ended queue) es un tipo de datos lineal que permite consultar, </text:span><text:span text:style-name="T5">añadir</text:span><text:span text:style-name="T1"> y eliminar elementos en cualquiera de los dos extremos de la cola. Se pide: </text:span></text:p>
      <text:p text:style-name="P13"/>
      <text:p text:style-name="Standard">•<text:span text:style-name="T2"> </text:span><text:span text:style-name="T1">Implementar las colas dobles usando listas doblemente enlazadas. </text:span></text:p>
      <text:p text:style-name="P13"/>
      <text:p text:style-name="Standard"><text:span text:style-name="T4">prob 2</text:span><text:span text:style-name="T1">-Una cola medieval se comporta como una cola ordinaria, con la unica diferencia de que los elementos almacenados en ella se dividen en dos estamentos: nobles y plebeyos. Dentro de cada estamento, los elementos deben ser atendidos en orden de llegada; pero siempre que haya nobles en la cola, <text:s/>́estos deben ser atendidos antes que los plebeyos. Se pide: </text:span></text:p>
      <text:p text:style-name="P13"/>
      <text:p text:style-name="Standard"><text:span text:style-name="T1">•</text:span><text:span text:style-name="T2"> </text:span><text:span text:style-name="T1">Especificar un tipo abstracto de datos para las colas medievales que disponga al menos de operaciones para: </text:span></text:p>
      <text:p text:style-name="P13"/>
      <text:p text:style-name="P13">-crear una cola medieval vacía</text:p>
      <text:p text:style-name="P13">-añadir un elemento nuevo a una cola, </text:p>
      <text:p text:style-name="P13">-consultar el primer elemento de una cola, </text:p>
      <text:p text:style-name="P13">-quitar el primer elemento de una cola, </text:p>
      <text:p text:style-name="P13">-consultar el numero de nobles en una cola, </text:p>
      <text:p text:style-name="P13">-consultar el numero de plebeyos en una cola, </text:p>
      <text:p text:style-name="P13">-consultar si una cola es vacía ́ o no. </text:p>
      <text:p text:style-name="P13"/>
      <text:p text:style-name="Standard"><text:span text:style-name="T1">•</text:span><text:span text:style-name="T2"> </text:span><text:span text:style-name="T1">Implementar las colas medievales utilizando memoria dinámica. </text:span></text:p>
      <text:p text:style-name="Standard"/>
      <text:p text:style-name="Standard"><text:soft-page-break/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153392236640">
          <table:table-cell table:style-name="Table3.A1" office:value-type="string">
            <text:p text:style-name="P25">int f(){</text:p>
            <text:p text:style-name="P30"><text:s text:c="3"/>int j, v, max =1 ;<text:tab/></text:p>
            <text:p text:style-name="P30"><text:s text:c="3"/>for(j=2; j&lt;= N; j++)</text:p>
            <text:p text:style-name="P30"><text:s text:c="6"/>if(a[j] &gt; a[max]) </text:p>
            <text:p text:style-name="P30"><text:s text:c="9"/>max=j;</text:p>
            <text:p text:style-name="P30"><text:s text:c="3"/>v=a[max];</text:p>
            <text:p text:style-name="P30"><text:s text:c="3"/>a[max]=a[N--];</text:p>
            <text:p text:style-name="P30"><text:s text:c="3"/>return v;</text:p>
            <text:p text:style-name="P30">} </text:p>
          </table:table-cell>
          <table:table-cell table:style-name="Table3.B1" office:value-type="string">
            <text:p text:style-name="Table_20_Contents">int f(NodoArb *r1, NodoArb <text:s/>*r2, </text:p>
            <text:p text:style-name="Table_20_Contents"><text:s text:c="3"/>int (*cmp)(void *, void *)){</text:p>
            <text:p text:style-name="Table_20_Contents"><text:s text:c="3"/>if (r1==NULL || r2==NULL) </text:p>
            <text:p text:style-name="Table_20_Contents"><text:s text:c="6"/>return (r1 == r2);</text:p>
            <text:p text:style-name="Table_20_Contents"><text:s text:c="3"/>if (cmp(r1-&gt;dato, r2-&gt;dato)) return 0; </text:p>
            <text:p text:style-name="Table_20_Contents"><text:s text:c="3"/>return( f(r1-&gt;izq, r2-&gt;der, cmp) </text:p>
            <text:p text:style-name="Table_20_Contents"><text:s text:c="8"/>&amp;&amp; f(r1-&gt;izq, r2-&gt;der, cmp) );</text:p>
            <text:p text:style-name="Table_20_Contents">}</text:p>
          </table:table-cell>
        </table:table-row>
        <table:table-row table:style-name="TableLine94153392321424">
          <table:table-cell table:style-name="Table3.A2" office:value-type="string">
            <text:p text:style-name="Table_20_Contents">NodoArb *f(NodoArb *r, void *dato,</text:p>
            <text:p text:style-name="Table_20_Contents"><text:s text:c="3"/>int (*cmp)(void *, void *)){</text:p>
            <text:p text:style-name="Table_20_Contents"><text:s text:c="3"/>while(r &amp;&amp; cmp(dato,r-&gt;dato)){</text:p>
            <text:p text:style-name="Table_20_Contents"><text:s text:c="6"/>if(cmp(dato,r-&gt;dato)&lt;0)</text:p>
            <text:p text:style-name="Table_20_Contents"><text:s text:c="9"/>r=r-&gt;izq;</text:p>
            <text:p text:style-name="Table_20_Contents"><text:s text:c="6"/>else</text:p>
            <text:p text:style-name="Table_20_Contents"><text:tab/> r=r-&gt;der;</text:p>
            <text:p text:style-name="Table_20_Contents"><text:s text:c="3"/>}</text:p>
            <text:p text:style-name="Table_20_Contents"><text:s text:c="3"/>return r;</text:p>
            <text:p text:style-name="Table_20_Contents">}</text:p>
          </table:table-cell>
          <table:table-cell table:style-name="Table3.B2" office:value-type="string">
            <text:p text:style-name="Table_20_Contents">NodoArb *f(NodoArb *r, void *dato, </text:p>
            <text:p text:style-name="Table_20_Contents"><text:s text:c="3"/>int (*cmp)(void *, void *)){</text:p>
            <text:p text:style-name="Table_20_Contents"><text:s text:c="3"/>if (r==NULL) return NULL;</text:p>
            <text:p text:style-name="Table_20_Contents"><text:s text:c="3"/>if (!cmp(dato,r-&gt;dato)) return r;</text:p>
            <text:p text:style-name="Table_20_Contents"><text:s text:c="3"/>if (cmp(dato,r-&gt;dato)&lt;0) </text:p>
            <text:p text:style-name="Table_20_Contents"><text:s text:c="7"/>return f(r-&gt;izq, dato, cmp);</text:p>
            <text:p text:style-name="Table_20_Contents"><text:s text:c="3"/>return f(r-&gt;der, dato, cmp);</text:p>
            <text:p text:style-name="Table_20_Contents">}</text:p>
          </table:table-cell>
        </table:table-row>
        <table:table-row table:style-name="TableLine94153392322528">
          <table:table-cell table:style-name="Table3.A2" office:value-type="string">
            <text:p text:style-name="Table_20_Contents">int f(){ </text:p>
            <text:p text:style-name="Table_20_Contents"><text:s text:c="4"/>return a == b; </text:p>
            <text:p text:style-name="Table_20_Contents">}</text:p>
          </table:table-cell>
          <table:table-cell table:style-name="Table3.B2" office:value-type="string">
            <text:p text:style-name="P30">void f(int v){</text:p>
            <text:p text:style-name="P30"><text:s text:c="3"/>a[N++]=v;</text:p>
            <text:p text:style-name="P30">} <text:s/></text:p>
          </table:table-cell>
        </table:table-row>
        <table:table-row table:style-name="TableLine94153392323072">
          <table:table-cell table:style-name="Table3.A2" office:value-type="string">
            <text:p text:style-name="Table_20_Contents">void f(int dato){ </text:p>
            <text:p text:style-name="Table_20_Contents"><text:s text:c="4"/>x[b] = dato;</text:p>
            <text:p text:style-name="Table_20_Contents"><text:s text:c="4"/>b = (b+1) % N ; <text:s text:c="2"/></text:p>
            <text:p text:style-name="Table_20_Contents">}</text:p>
          </table:table-cell>
          <table:table-cell table:style-name="Table3.B2" office:value-type="string">
            <text:p text:style-name="Table_20_Contents">int f(){ </text:p>
            <text:p text:style-name="Table_20_Contents"><text:s text:c="3"/>int t=x[a];</text:p>
            <text:p text:style-name="Table_20_Contents"><text:s text:c="3"/>x[a]='*';</text:p>
            <text:p text:style-name="Table_20_Contents"><text:s text:c="3"/>a = (a +1) % N ; <text:s/></text:p>
            <text:p text:style-name="Table_20_Contents"><text:s text:c="3"/>return t;</text:p>
            <text:p text:style-name="Table_20_Contents">}</text:p>
          </table:table-cell>
        </table:table-row>
        <table:table-row table:style-name="TableLine94153392323728">
          <table:table-cell table:style-name="Table3.A2" office:value-type="string">
            <text:p text:style-name="P31">int f(NodoArb *r) {</text:p>
            <text:p text:style-name="P31"><text:s text:c="3"/>if (!r) return 0;</text:p>
            <text:p text:style-name="P31"><text:s text:c="3"/>if (!r-&gt;izq &amp;&amp; !r-&gt;der)</text:p>
            <text:p text:style-name="P31"><text:s text:c="6"/>return 1;</text:p>
            <text:p text:style-name="P31"><text:s text:c="3"/>return f(r-&gt;izq)+f(r-&gt;der);</text:p>
            <text:p text:style-name="P31">}</text:p>
          </table:table-cell>
          <table:table-cell table:style-name="Table3.B2" office:value-type="string">
            <text:p text:style-name="Table_20_Contents"/>
            <text:p text:style-name="Table_20_Contents"><text:s/></text:p>
          </table:table-cell>
        </table:table-row>
      </table:table>
      <text:p text:style-name="Standard"/>
      <text:p text:style-name="P33">1-Cual función inserta en una cola de prioridad?</text:p>
      <text:p text:style-name="P33">2-Cual función elimina en una cola de prioridad?</text:p>
      <text:p text:style-name="P16"><text:span text:style-name="T9">3.-Cual función </text:span><text:span text:style-name="T13">busca recursivamente un nodo</text:span><text:span text:style-name="T9"> en un árbol de búsqueda?</text:span></text:p>
      <text:p text:style-name="P34">4.-Cual función que determina si una cola circular esta vacia</text:p>
      <text:p text:style-name="P35">5.-Cual función inserta en una cola circular? </text:p>
      <text:p text:style-name="P35">6.-Cual función elimina en una cola circular?</text:p>
      <text:p text:style-name="P36">7.-Cual función determina si 2 <text:s/>árboles binarios son iguales?</text:p>
      <text:p text:style-name="P38"><text:span text:style-name="T9">8.-Cual función devuelve la </text:span><text:span text:style-name="T13">cuenta el numero de hojas del árbol </text:span><text:span text:style-name="T9">binario?</text:span></text:p>
      <text:p text:style-name="P39"><text:span text:style-name="T9">9.-Cual función </text:span><text:span text:style-name="T13">busca iterativamente un nodo</text:span><text:span text:style-name="T9"> en un árbol de búsqueda?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153392285984">
          <table:table-cell table:style-name="Table2.A1" office:value-type="string">
            <text:p text:style-name="Table_20_Contents">void f(int k) {</text:p>
            <text:p text:style-name="Table_20_Contents"><text:s text:c="3"/>int v;</text:p>
            <text:p text:style-name="Table_20_Contents"><text:s text:c="3"/>v = a[k]; a[0]= INT_MAX;</text:p>
            <text:p text:style-name="Table_20_Contents"><text:s text:c="3"/>while ( a[k/2] &lt;=v ) {</text:p>
            <text:p text:style-name="Table_20_Contents"><text:s text:c="6"/>a[k] = a[k/2]; k = k/2;</text:p>
            <text:p text:style-name="Table_20_Contents"><text:s text:c="3"/>}</text:p>
            <text:p text:style-name="Table_20_Contents"><text:s text:c="3"/>a[k]= v;</text:p>
            <text:p text:style-name="Table_20_Contents">}</text:p>
          </table:table-cell>
          <table:table-cell table:style-name="Table2.A1" office:value-type="string">
            <text:p text:style-name="P26">void f(int k) { int j, v;</text:p>
            <text:p text:style-name="P26"><text:s text:c="3"/>v = a[k];</text:p>
            <text:p text:style-name="P26"><text:s text:c="3"/>while ( k &lt;= N/2) {</text:p>
            <text:p text:style-name="P26"><text:s text:c="6"/>j = k+k;</text:p>
            <text:p text:style-name="P26"><text:s text:c="6"/>if (j &lt; N &amp;&amp; a[j] &lt; a[j+1]) j++;</text:p>
            <text:p text:style-name="P26"><text:s text:c="6"/>if (v &gt;= a[j]) break;</text:p>
            <text:p text:style-name="P26"><text:s text:c="6"/>a[k] = a[j]; k = j;</text:p>
            <text:p text:style-name="P26"><text:s text:c="3"/>}</text:p>
            <text:p text:style-name="P26"><text:s text:c="3"/>a[k]= v;</text:p>
            <text:p text:style-name="P26">}</text:p>
          </table:table-cell>
        </table:table-row>
        <table:table-row table:style-name="TableLine94153392361904">
          <table:table-cell table:style-name="Table2.A1" office:value-type="string">
            <text:p text:style-name="Table_20_Contents">void f(int v) {</text:p>
            <text:p text:style-name="Table_20_Contents"><text:s text:c="3"/>a[++N] = v;</text:p>
            <text:p text:style-name="Table_20_Contents"><text:s text:c="3"/>upheap(N);</text:p>
            <text:p text:style-name="Table_20_Contents">}</text:p>
          </table:table-cell>
          <table:table-cell table:style-name="Table2.A1" office:value-type="string">
            <text:p text:style-name="Table_20_Contents">int f() { int v = a[1];</text:p>
            <text:p text:style-name="Table_20_Contents"><text:s text:c="3"/>a[1] = a[N--];</text:p>
            <text:p text:style-name="Table_20_Contents"><text:s text:c="3"/>downheap(1);</text:p>
            <text:p text:style-name="Table_20_Contents"><text:s text:c="3"/>return v;</text:p>
            <text:p text:style-name="Table_20_Contents">}</text:p>
          </table:table-cell>
        </table:table-row>
        <table:table-row table:style-name="TableLine94153392362272">
          <table:table-cell table:style-name="Table2.A1" office:value-type="string">
            <text:p text:style-name="Table_20_Contents">void f(char s[]) { int k;</text:p>
            <text:p text:style-name="Table_20_Contents"><text:s text:c="3"/>for(k = 0; s[k]; k++)</text:p>
            <text:p text:style-name="Table_20_Contents"><text:s text:c="6"/>insert(s[k]);</text:p>
            <text:p text:style-name="Table_20_Contents"><text:s text:c="3"/>for(k = N; k &gt;= 1; k--)</text:p>
            <text:p text:style-name="Table_20_Contents"><text:s text:c="6"/>a[k] = remueve(); <text:s text:c="2"/></text:p>
            <text:p text:style-name="Table_20_Contents">}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37">1.-Cual función inserta en un heap </text:p>
      <text:p text:style-name="P37">2.-Cual función elimina en un heap </text:p>
      <text:p text:style-name="P37">3.-Cual función ajusta un heap despues de una insercion</text:p>
      <text:p text:style-name="P37">4.-Cual función ajusta un heap despues de una eliminacion</text:p>
      <text:p text:style-name="P37">5. -Cual función usa un heap para ordenar</text:p>
      <text:p text:style-name="P37"/>
      <text:p text:style-name="P37"/>
      <text:p text:style-name="P37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1533923375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533923696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Fuente_20_de_20_párrafo_20_predeter." style:display-name="Fuente de párrafo predeter." style:family="text"/>
    <style:style style:name="Emphasis" style:family="text" style:parent-style-name="Fuente_20_de_20_párrafo_20_predeter.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098in" fo:margin-left="0.5098in" fo:margin-right="0.5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7:55:10.048461790</meta:creation-date>
    <dc:date>2025-05-12T06:48:07.174174817</dc:date>
    <meta:editing-duration>PT4H44M56S</meta:editing-duration>
    <meta:editing-cycles>38</meta:editing-cycles>
    <meta:generator>LibreOffice/7.1.6.2$Linux_X86_64 LibreOffice_project/10$Build-2</meta:generator>
    <meta:document-statistic meta:table-count="12" meta:image-count="0" meta:object-count="0" meta:page-count="5" meta:paragraph-count="248" meta:word-count="1241" meta:character-count="7746" meta:non-whitespace-character-count="6095"/>
  </office:meta>
</office:document-meta>
</file>